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style>
    <style:style style:name="T1"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ecromancy Among the Romans - Summery</text:p>
      <text:p text:style-name="Standard"/>
      <text:p text:style-name="P1"><text:tab/>This section brought forth information regarding the Roman view on the actions of necromancy and right at the start. <text:s/>The text provided information that displayed this action not one the Romans would have liked. <text:s/>The text starts by mentioning big names in Roman history that have been known to partake in necromancy including Appius Claudius Pulcher and Sextus Pompey. <text:s/>The chapter goes into depth about a text by Cicero called <text:span text:style-name="T1">Against Vatinius</text:span>, which accused Vatinius to have partaken in forms of necromancy. <text:s/>The next claim made by Cicero is against Pulcher claiming him to be involved with nasty rumors. <text:s/>The threat of necromancy was seen later when Sextus Pompey was visited by the shade of his father, who told of his death. <text:s/>The next section begins with the Imperial period where Ogden says that in this period the practice of necromancy was associated with the Emperors. <text:s/>The first emperor in discussion is of course Nero and the allegations regarding him killing his own mother. <text:s/>Ogden attributes works from Pliny that give this characterization of Nero in this manner. <text:s/>Ogden goes on to mention three more emperors that were known to practice necromancy including Hadrian and Otho. <text:s/>By the time of the second century CE, Imperial necromancy was at a high level with practitioners including Commodus, Elegabalus, Caracalla, and Didius Julianus. <text:s/>The major fear of this practice is that people would use necromancy to predict the death of the Emperor, and in the days of Augustus, Ogden mentions that these practices were forbidden by law. <text:s/>By the time of Constantine II, Necromancy had been outlawed in Rome, as well as all kinds of divination. <text:s/>Ogden moves on to compare this to Greek laws which there was no law that specifically prohibited Necromancy. <text:s/>The next topic covered is Necromancy and the church which Ogden says would not have been as bad as initially assumed. <text:s/>With many biblical stories of divination and contact with those beyond the grave, to the point where the most hostile of fanatics would concede to Necromancy being a divine action. <text:s/>Necromancy in Rome had changed constantly over the years, either being a big part of the emperor's life or an action deemed illegal by the Emperor. <text:s/>Therefore the practice of Necromancy seems to be only acceptable if the Emperor is the one involved, all other forms seem to be met with hostility.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5T15:04:20</meta:creation-date>
    <dc:date>2017-02-15T16:13:04</dc:date>
    <meta:editing-duration>PT7M43S</meta:editing-duration>
    <meta:editing-cycles>3</meta:editing-cycles>
    <meta:generator>OpenOffice.org/3.4.1$Unix OpenOffice.org_project/341m1$Build-9593</meta:generator>
    <meta:document-statistic meta:table-count="0" meta:image-count="0" meta:object-count="0" meta:page-count="1" meta:paragraph-count="2" meta:word-count="400" meta:character-count="2401"/>
  </office:meta>
</office:document-meta>
</file>